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d43d" officeooo:paragraph-rsid="0009d43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d43d" officeooo:paragraph-rsid="0009d43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cf47" officeooo:paragraph-rsid="0009d43d" style:font-weight-asian="bold" style:font-weight-complex="bold"/>
    </style:style>
    <style:style style:name="P4" style:family="paragraph" style:parent-style-name="Standard">
      <style:text-properties fo:font-weight="normal" officeooo:rsid="0009d43d" officeooo:paragraph-rsid="0009d4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9d43d" officeooo:paragraph-rsid="0009d43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-[Pasaje de Parámetros]</text:p>
      <text:p text:style-name="P1"/>
      <text:p text:style-name="P1">Consigna: <text:span text:style-name="T1">Describa qué sucede en el siguiente programa en Java, teniendo en cuenta el mecanismo de pasaje de parámetros que utiliza el lenguaje.</text:span></text:p>
      <text:p text:style-name="P1"/>
      <text:p text:style-name="P1">Código.</text:p>
      <text:p text:style-name="P1"/>
      <text:p text:style-name="P4">public class Point {</text:p>
      <text:p text:style-name="P4"><text:s text:c="4"/>public int x;</text:p>
      <text:p text:style-name="P4"><text:s text:c="4"/>public int y;</text:p>
      <text:p text:style-name="P4"></text:p>
      <text:p text:style-name="P4"><text:s text:c="4"/>public Point(int x, int y){</text:p>
      <text:p text:style-name="P4"><text:s text:c="8"/>System.out.println("\tadentro de Point");</text:p>
      <text:p text:style-name="P4"><text:s text:c="8"/>this.x = x;</text:p>
      <text:p text:style-name="P4"><text:s text:c="8"/>this.y = y;</text:p>
      <text:p text:style-name="P4"><text:s text:c="8"/>System.out.println("\tthis.x = " + this.x + ", x = " + x);</text:p>
      <text:p text:style-name="P4"><text:s text:c="8"/>System.out.println("\tthis.y = " + this.y + ", y = " + y);</text:p>
      <text:p text:style-name="P4"><text:s text:c="8"/>System.out.println("\tafuera de Point");</text:p>
      <text:p text:style-name="P4"><text:s text:c="4"/>}</text:p>
      <text:p text:style-name="P4"></text:p>
      <text:p text:style-name="P4"><text:s text:c="4"/>public static void tricky1(Point arg1, Point arg2)</text:p>
      <text:p text:style-name="P4"><text:s text:c="4"/>{</text:p>
      <text:p text:style-name="P4"><text:s text:c="8"/>arg1.x = 100;</text:p>
      <text:p text:style-name="P4"><text:s text:c="8"/>arg1.y = 100;</text:p>
      <text:p text:style-name="P4"><text:s text:c="8"/>System.out.println("DENTRO DE tricky1");</text:p>
      <text:p text:style-name="P4"><text:s text:c="8"/>System.out.println("\targ1.x = " + arg1.x + " arg1.y = " + arg1.y);</text:p>
      <text:p text:style-name="P4"><text:s text:c="8"/>System.out.println("\targ2.x = " + arg2.x + " arg2.y = " + arg2.y);</text:p>
      <text:p text:style-name="P4"><text:s text:c="8"/>Point temp = arg1;</text:p>
      <text:p text:style-name="P4"><text:s text:c="8"/>System.out.println("\ttemp = arg1");</text:p>
      <text:p text:style-name="P4"><text:s text:c="8"/>System.out.println("\targ1.x = " + arg1.x + " arg1.y = " + arg1.y);</text:p>
      <text:p text:style-name="P4"><text:s text:c="8"/>System.out.println("\targ2.x = " + arg2.x + " arg2.y = " + arg2.y);</text:p>
      <text:p text:style-name="P4"><text:s text:c="8"/>arg1 = arg2;</text:p>
      <text:p text:style-name="P4"><text:s text:c="8"/>System.out.println("\targ1 = arg2");</text:p>
      <text:p text:style-name="P4"><text:s text:c="8"/>System.out.println("\targ1.x = " + arg1.x + " arg1.y = " + arg1.y);</text:p>
      <text:p text:style-name="P4"><text:s text:c="8"/>System.out.println("\targ2.x = " + arg2.x + " arg2.y = " + arg2.y);</text:p>
      <text:p text:style-name="P4"><text:s text:c="8"/>arg2 = temp;</text:p>
      <text:p text:style-name="P4"><text:s text:c="8"/>System.out.println("\targ2 = temp");</text:p>
      <text:p text:style-name="P4"><text:s text:c="8"/>System.out.println("\targ1.x = " + arg1.x + " arg1.y = " + arg1.y);</text:p>
      <text:p text:style-name="P4"><text:s text:c="8"/>System.out.println("\targ2.x = " + arg2.x + " arg2.y = " + arg2.y);</text:p>
      <text:p text:style-name="P4"><text:s text:c="8"/>System.out.println("FUERA DE tricky1");</text:p>
      <text:p text:style-name="P4"><text:s text:c="4"/>}</text:p>
      <text:p text:style-name="P4"></text:p>
      <text:p text:style-name="P4"><text:s text:c="4"/>public static void tricky2(Point arg1, Point arg2)</text:p>
      <text:p text:style-name="P4"><text:s text:c="4"/>{</text:p>
      <text:p text:style-name="P4"><text:s text:c="8"/>arg1 = null;</text:p>
      <text:p text:style-name="P4"><text:s text:c="8"/>arg2 = null;</text:p>
      <text:p text:style-name="P4"><text:s text:c="4"/>}</text:p>
      <text:p text:style-name="P4"></text:p>
      <text:p text:style-name="P4"><text:s text:c="4"/>public static void main(String[] args)</text:p>
      <text:p text:style-name="P4"><text:s text:c="4"/>{</text:p>
      <text:p text:style-name="P4"><text:s text:c="8"/>System.out.println("\nINICIALIZACION");</text:p>
      <text:p text:style-name="P4"><text:s text:c="8"/>Point pnt1 = new Point(0,0);</text:p>
      <text:p text:style-name="P4"><text:soft-page-break/><text:s text:c="8"/>Point pnt2 = new Point(0,0);</text:p>
      <text:p text:style-name="P4"><text:s text:c="8"/>System.out.println("\npnt1 X: " + pnt1.x + " pnt1 Y: " + pnt1.y);</text:p>
      <text:p text:style-name="P4"><text:s text:c="8"/>System.out.println("pnt2 X: " + pnt2.x + " pnt2 Y: " + pnt2.y);</text:p>
      <text:p text:style-name="P4"><text:s text:c="8"/>System.out.println("-------------------------------------------");</text:p>
      <text:p text:style-name="P4"><text:s text:c="8"/>System.out.println("\ntricky1");</text:p>
      <text:p text:style-name="P4"><text:s text:c="8"/>tricky1(pnt1, pnt2);</text:p>
      <text:p text:style-name="P4"><text:s text:c="8"/>System.out.println("pnt1 X: " + pnt1.x + " pnt1 Y: " + pnt1.y);</text:p>
      <text:p text:style-name="P4"><text:s text:c="8"/>System.out.println("pnt2 X: " + pnt2.x + " <text:s text:c="2"/>pnt2 Y: " + pnt2.y);</text:p>
      <text:p text:style-name="P4"><text:s text:c="8"/>System.out.println("-------------------------------------------");</text:p>
      <text:p text:style-name="P4"><text:s text:c="8"/>System.out.println("\ntricky2");</text:p>
      <text:p text:style-name="P4"><text:s text:c="8"/>tricky2(pnt2, pnt2);</text:p>
      <text:p text:style-name="P4"><text:s text:c="8"/>System.out.println("pnt1 X: " + pnt1.x + " pnt1 Y: " + pnt1.y);</text:p>
      <text:p text:style-name="P4"><text:s text:c="8"/>System.out.println("pnt2 X: " + pnt2.x + " <text:s text:c="2"/>pnt2 Y: " + pnt2.y);</text:p>
      <text:p text:style-name="P4"><text:s text:c="8"/>System.out.println("-------------------------------------------");</text:p>
      <text:p text:style-name="P4"><text:s text:c="4"/>}</text:p>
      <text:p text:style-name="P4">}</text:p>
      <text:p text:style-name="P1"/>
      <text:p text:style-name="P1"/>
      <text:p text:style-name="P3">La salida en pantalla que se obtuvo al ejecutar el código es:</text:p>
      <text:p text:style-name="P3"/>
      <text:p text:style-name="P5">INICIALIZACION</text:p>
      <text:p text:style-name="P5"><text:tab/>adentro de Point</text:p>
      <text:p text:style-name="P5"><text:tab/>this.x = 0, x = 0</text:p>
      <text:p text:style-name="P5"><text:tab/>this.y = 0, y = 0</text:p>
      <text:p text:style-name="P5"><text:tab/>afuera de Point</text:p>
      <text:p text:style-name="P5"><text:tab/>adentro de Point</text:p>
      <text:p text:style-name="P5"><text:tab/>this.x = 0, x = 0</text:p>
      <text:p text:style-name="P5"><text:tab/>this.y = 0, y = 0</text:p>
      <text:p text:style-name="P5"><text:tab/>afuera de Point</text:p>
      <text:p text:style-name="P5"></text:p>
      <text:p text:style-name="P5">pnt1 X: 0 pnt1 Y: 0</text:p>
      <text:p text:style-name="P5">pnt2 X: 0 pnt2 Y: 0</text:p>
      <text:p text:style-name="P5">-------------------------------------------</text:p>
      <text:p text:style-name="P5"></text:p>
      <text:p text:style-name="P5">tricky1</text:p>
      <text:p text:style-name="P5">DENTRO DE tricky1</text:p>
      <text:p text:style-name="P5"><text:tab/>arg1.x = 100 arg1.y = 100</text:p>
      <text:p text:style-name="P5"><text:tab/>arg2.x = 0 arg2.y = 0</text:p>
      <text:p text:style-name="P5"><text:tab/>temp = arg1</text:p>
      <text:p text:style-name="P5"><text:tab/>arg1.x = 100 arg1.y = 100</text:p>
      <text:p text:style-name="P5"><text:tab/>arg2.x = 0 arg2.y = 0</text:p>
      <text:p text:style-name="P5"><text:tab/>arg1 = arg2</text:p>
      <text:p text:style-name="P5"><text:tab/>arg1.x = 0 arg1.y = 0</text:p>
      <text:p text:style-name="P5"><text:tab/>arg2.x = 0 arg2.y = 0</text:p>
      <text:p text:style-name="P5"><text:tab/>arg2 = temp</text:p>
      <text:p text:style-name="P5"><text:tab/>arg1.x = 0 arg1.y = 0</text:p>
      <text:p text:style-name="P5"><text:tab/>arg2.x = 100 arg2.y = 100</text:p>
      <text:p text:style-name="P5">FUERA DE tricky1</text:p>
      <text:p text:style-name="P5">pnt1 X: 100 pnt1 Y: 100</text:p>
      <text:p text:style-name="P5">pnt2 X: 0 <text:s text:c="2"/>pnt2 Y: 0</text:p>
      <text:p text:style-name="P5">-------------------------------------------</text:p>
      <text:p text:style-name="P5"></text:p>
      <text:p text:style-name="P5"><text:soft-page-break/>tricky2</text:p>
      <text:p text:style-name="P5">pnt1 X: 100 pnt1 Y: 100</text:p>
      <text:p text:style-name="P5">pnt2 X: 0 <text:s text:c="2"/>pnt2 Y: 0</text:p>
      <text:p text:style-name="P2"/>
      <text:p text:style-name="P2"/>
      <text:p text:style-name="P2">Explicación.</text:p>
      <text:p text:style-name="P2"/>
      <text:p text:style-name="P5">Dado que en Java todos los parametros se pasan por valor, cuando se realiza la llamada a un método, los parámetros formales reservan un espacio en memoria y reciben los valores de los parámetros actuales.</text:p>
      <text:p text:style-name="P5">Cuando el argumento es de tipo primitivo (int, double, char, boolean, float, short, byte),</text:p>
      <text:p text:style-name="P5">el paso por valor significa que cuando se invoca al método se reserva un nuevo espacio en memoria para el parámetro formal.</text:p>
      <text:p text:style-name="P5">El método no puede modificar el parámetro actual.</text:p>
      <text:p text:style-name="P5">Cuando el argumento es una referencia a un objeto (por ejemplo, un array o cualquier otro objeto) el paso por valor significa que el método recibe una copia de la dirección de memoria donde se encuentra el objeto.</text:p>
      <text:p text:style-name="P5">La referencia no puede modificarse pero sí se pueden modificar los contenidos de los objetos durante la ejecución del método, en este caso, los atributos x e y serán los contenidos que cambiará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00:55:19.638978432</meta:creation-date>
    <dc:date>2015-05-16T01:09:04.479733280</dc:date>
    <meta:editing-duration>P0D</meta:editing-duration>
    <meta:editing-cycles>1</meta:editing-cycles>
    <meta:document-statistic meta:table-count="0" meta:image-count="0" meta:object-count="0" meta:page-count="3" meta:paragraph-count="107" meta:word-count="636" meta:character-count="4283" meta:non-whitespace-character-count="3231"/>
    <meta:generator>LibreOffice/4.2.8.2$Linux_X86_64 LibreOffice_project/420m0$Build-2</meta:generator>
  </office:meta>
</office:document-meta>
</file>